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ourier 10 Pitch" officeooo:rsid="00076d13" officeooo:paragraph-rsid="0006553a"/>
    </style:style>
    <style:style style:name="P2" style:family="paragraph" style:parent-style-name="Standard">
      <style:text-properties style:font-name="Courier 10 Pitch" officeooo:rsid="00076d13" officeooo:paragraph-rsid="0006553a"/>
    </style:style>
    <style:style style:name="P3" style:family="paragraph" style:parent-style-name="Standard">
      <style:text-properties style:font-name="Courier 10 Pitch" officeooo:rsid="0009a247" officeooo:paragraph-rsid="0006553a"/>
    </style:style>
    <style:style style:name="P4" style:family="paragraph" style:parent-style-name="Standard">
      <style:text-properties style:font-name="Courier 10 Pitch" officeooo:rsid="000be3f2" officeooo:paragraph-rsid="0006553a"/>
    </style:style>
    <style:style style:name="P5" style:family="paragraph" style:parent-style-name="Standard">
      <style:text-properties style:font-name="Courier 10 Pitch" officeooo:rsid="0006553a" officeooo:paragraph-rsid="0006553a"/>
    </style:style>
    <style:style style:name="P6" style:family="paragraph" style:parent-style-name="Standard">
      <style:text-properties style:font-name="Courier 10 Pitch" officeooo:rsid="00066db4" officeooo:paragraph-rsid="00066db4"/>
    </style:style>
    <style:style style:name="P7" style:family="paragraph" style:parent-style-name="Standard">
      <style:paragraph-properties>
        <style:tab-stops/>
      </style:paragraph-properties>
      <style:text-properties style:font-name="Courier 10 Pitch" officeooo:rsid="00066db4" officeooo:paragraph-rsid="00066db4"/>
    </style:style>
    <style:style style:name="T1" style:family="text">
      <style:text-properties officeooo:rsid="0006553a"/>
    </style:style>
    <style:style style:name="T2" style:family="text">
      <style:text-properties officeooo:rsid="0006b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unión: numero <text:span text:style-name="T1">3</text:span></text:p>
      <text:p text:style-name="P2"/>
      <text:p text:style-name="P2">Fecha: <text:span text:style-name="T1">11</text:span> de <text:span text:style-name="T2">Septiembre </text:span>del 2014 </text:p>
      <text:p text:style-name="P2"/>
      <text:p text:style-name="P2">Hora: <text:span text:style-name="T1">3</text:span>:00 pm </text:p>
      <text:p text:style-name="P2"/>
      <text:p text:style-name="P2">Lugar: Facultad de Estadística e Informática</text:p>
      <text:p text:style-name="P2"/>
      <text:p text:style-name="P3">Integrantes</text:p>
      <text:p text:style-name="P3">Guadalupe Yanez Cosquilla</text:p>
      <text:p text:style-name="P4"><text:s/></text:p>
      <text:p text:style-name="P2"/>
      <text:p text:style-name="P2">Objetivos de la reunión:</text:p>
      <text:p text:style-name="P5">Terminar la planeación para la realización organizada del proyecto </text:p>
      <text:p text:style-name="P2"><text:span text:style-name="T1">y la determinación de las actividades por realizar.</text:span> </text:p>
      <text:p text:style-name="P2"/>
      <text:p text:style-name="P2"/>
      <text:p text:style-name="P2">Puntos a Discutir:</text:p>
      <text:p text:style-name="P5">1.- Actividades a Realizar </text:p>
      <text:p text:style-name="P5">2.- Tiempo en que se realizara cada actividad </text:p>
      <text:p text:style-name="P5">3.- Determinar roles de trabajo</text:p>
      <text:p text:style-name="P2"/>
      <text:p text:style-name="P2">Acuerdos:</text:p>
      <text:p text:style-name="P6">Que todos debemos concretar cada una de las actividades asignadas</text:p>
      <text:p text:style-name="P1"/>
      <text:p text:style-name="P1"/>
      <text:p text:style-name="P1">Actividades:</text:p>
      <text:p text:style-name="P7">1.- Terminar Redacción de la Planeación</text:p>
      <text:p text:style-name="P1"/>
      <text:p text:style-name="P1">Comentarios:</text:p>
      <text:p text:style-name="P1"/>
      <text:p text:style-name="P1"/>
      <text:p text:style-name="P1">Actividades a Elaborar: </text:p>
      <text:p text:style-name="P7">1.- Pruebas de caso de uso </text:p>
      <text:p text:style-name="P7">2.- Entidad Relación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3:17:40.810778999</meta:creation-date>
    <dc:date>2014-09-12T20:47:56.097083023</dc:date>
    <meta:editing-duration>PT5M29S</meta:editing-duration>
    <meta:editing-cycles>3</meta:editing-cycles>
    <meta:generator>LibreOffice/4.2.6.3$Linux_x86 LibreOffice_project/420m0$Build-3</meta:generator>
    <meta:document-statistic meta:table-count="0" meta:image-count="0" meta:object-count="0" meta:page-count="1" meta:paragraph-count="22" meta:word-count="94" meta:character-count="619" meta:non-whitespace-character-count="536"/>
  </office:meta>
</office:document-meta>
</file>